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Servicios.html</text:p>
      <text:p text:style-name="Normal">&lt;!DOCTYPE html&gt;</text:p>
      <text:p text:style-name="Normal">&lt;html lang="es"&gt;</text:p>
      <text:p text:style-name="Normal">&lt;head&gt;</text:p>
      <text:p text:style-name="Normal">    &lt;meta charset="UTF-8"&gt;</text:p>
      <text:p text:style-name="Normal">    &lt;meta name="viewport" content="width=device-width, initial-scale=1.0"&gt;</text:p>
      <text:p text:style-name="Normal">    &lt;link rel="stylesheet" href="style1.css"&gt;</text:p>
      <text:p text:style-name="Normal">    &lt;title&gt;Servicios&lt;/title&gt;</text:p>
      <text:p text:style-name="Normal">&lt;/head&gt;</text:p>
      <text:p text:style-name="Normal">&lt;body&gt;</text:p>
      <text:p text:style-name="Normal">    &lt;nav&gt;</text:p>
      <text:p text:style-name="Normal">        &lt;ul&gt;</text:p>
      <text:p text:style-name="Normal">            &lt;li&gt;&lt;a href="index.html"&gt;Inicio&lt;/a&gt;&lt;/li&gt;</text:p>
      <text:p text:style-name="Normal">            &lt;li&gt;&lt;a href="quienes-somos.html"&gt;Quiénes Somos&lt;/a&gt;&lt;/li&gt;</text:p>
      <text:p text:style-name="Normal">            &lt;li&gt;&lt;a href="Servicios.html"&gt;Servicios&lt;/a&gt;&lt;/li&gt;</text:p>
      <text:p text:style-name="Normal">            &lt;li&gt;&lt;a href="donde-estamos.html"&gt;Dónde Estamos&lt;/a&gt;&lt;/li&gt;</text:p>
      <text:p text:style-name="Normal">            &lt;li&gt;&lt;a href="contacto.html"&gt;Contacto&lt;/a&gt;&lt;/li&gt;</text:p>
      <text:p text:style-name="Normal"/>
      <text:p text:style-name="Normal">        &lt;/ul&gt;</text:p>
      <text:p text:style-name="Normal">    &lt;/nav&gt;</text:p>
      <text:p text:style-name="Normal"/>
      <text:p text:style-name="Normal">    &lt;section class="servicios"&gt;</text:p>
      <text:p text:style-name="Normal">        &lt;h2&gt;Nuestros Servicios&lt;/h2&gt;</text:p>
      <text:p text:style-name="Normal">   <text:s/></text:p>
      <text:p text:style-name="Normal">        &lt;div class="acordeon"&gt;</text:p>
      <text:p text:style-name="Normal">            &lt;input type="checkbox" id="serv1"&gt;</text:p>
      <text:p text:style-name="Normal">            &lt;label for="serv1"&gt;Mentoría 2024&lt;/label&gt;</text:p>
      <text:p text:style-name="Normal">            &lt;div class="contenido"&gt;</text:p>
      <text:soft-page-break/>
      <text:p text:style-name="Normal">                &lt;p&gt;Programa de formación intensiva para profesionales de la belleza.&lt;/p&gt;</text:p>
      <text:p text:style-name="Normal">            &lt;/div&gt;</text:p>
      <text:p text:style-name="Normal">        &lt;/div&gt;</text:p>
      <text:p text:style-name="Normal">   <text:s/></text:p>
      <text:p text:style-name="Normal">        &lt;div class="acordeon"&gt;</text:p>
      <text:p text:style-name="Normal">            &lt;input type="checkbox" id="serv2"&gt;</text:p>
      <text:p text:style-name="Normal">            &lt;label for="serv2"&gt;Cursos de Pestañas&lt;/label&gt;</text:p>
      <text:p text:style-name="Normal">            &lt;div class="contenido"&gt;</text:p>
      <text:p text:style-name="Normal">                &lt;p&gt;Aprende a realizar extensiones con técnicas avanzadas.&lt;/p&gt;</text:p>
      <text:p text:style-name="Normal">            &lt;/div&gt;</text:p>
      <text:p text:style-name="Normal">        &lt;/div&gt;</text:p>
      <text:p text:style-name="Normal">   <text:s/></text:p>
      <text:p text:style-name="Normal">        &lt;div class="acordeon"&gt;</text:p>
      <text:p text:style-name="Normal">            &lt;input type="checkbox" id="serv3"&gt;</text:p>
      <text:p text:style-name="Normal">            &lt;label for="serv3"&gt;Diseño de Cejas&lt;/label&gt;</text:p>
      <text:p text:style-name="Normal">            &lt;div class="contenido"&gt;</text:p>
      <text:p text:style-name="Normal">                &lt;p&gt;Dale forma a tus cejas con nuestro diseño personalizado.&lt;/p&gt;</text:p>
      <text:p text:style-name="Normal">            &lt;/div&gt;</text:p>
      <text:p text:style-name="Normal">        &lt;/div&gt;</text:p>
      <text:p text:style-name="Normal">   <text:s/></text:p>
      <text:p text:style-name="Normal">        &lt;div class="acordeon"&gt;</text:p>
      <text:p text:style-name="Normal">            &lt;input type="checkbox" id="serv4"&gt;</text:p>
      <text:p text:style-name="Normal">            &lt;label for="serv4"&gt;Labios&lt;/label&gt;</text:p>
      <text:p text:style-name="Normal">            &lt;div class="contenido"&gt;</text:p>
      <text:p text:style-name="Normal">                &lt;p&gt;Perfilado y coloración natural para realzar tu sonrisa.&lt;/p&gt;</text:p>
      <text:p text:style-name="Normal">            &lt;/div&gt;</text:p>
      <text:p text:style-name="Normal">        &lt;/div&gt;</text:p>
      <text:p text:style-name="Normal">    &lt;/section&gt;</text:p>
      <text:soft-page-break/>
      <text:p text:style-name="Normal">   <text:s/></text:p>
      <text:p text:style-name="Normal">   <text:s/></text:p>
      <text:p text:style-name="Normal">   </text:p>
      <text:p text:style-name="Normal">    &lt;section class="servicio-imagen"&gt;</text:p>
      <text:p text:style-name="Normal">        &lt;h3&gt;Nuestros Volumenes&lt;/h3&gt;</text:p>
      <text:p text:style-name="Normal">        &lt;div class="grid-productos"&gt;</text:p>
      <text:p text:style-name="Normal">         </text:p>
      <text:p text:style-name="Normal">            &lt;div class="producto"&gt;</text:p>
      <text:p text:style-name="Normal">                &lt;img src="scr/Foxy.png" alt="Pestañas Efecto Foxy"&gt;</text:p>
      <text:p text:style-name="Normal">                &lt;h3&gt;Pestañas Volumen Foxy&lt;/h3&gt;</text:p>
      <text:p text:style-name="Normal">                &lt;p&gt;Mayor densidad y duración.&lt;/p&gt;</text:p>
      <text:p text:style-name="Normal">            &lt;/div&gt;</text:p>
      <text:p text:style-name="Normal">        &lt;/div&gt;</text:p>
      <text:p text:style-name="Normal">        &lt;img src="scr/Brasileño.png" alt="Pestañas Volumen"&gt;</text:p>
      <text:p text:style-name="Normal">        &lt;h3&gt; Volumen Brasileño&lt;/h3&gt;</text:p>
      <text:p text:style-name="Normal">        &lt;p&gt;Diseño natural y duradero.&lt;/p&gt;</text:p>
      <text:p text:style-name="Normal">        &lt;div class="producto"&gt;</text:p>
      <text:p text:style-name="Normal">            &lt;img src="scr/5D.png" alt="Pestañas Volumen 5D"&gt;</text:p>
      <text:p text:style-name="Normal">            &lt;h3&gt;Pestañas Volumen 5D&lt;/h3&gt;</text:p>
      <text:p text:style-name="Normal">            &lt;p&gt;Extensiones con efecto natural.&lt;/p&gt;</text:p>
      <text:p text:style-name="Normal">        &lt;/div&gt;</text:p>
      <text:p text:style-name="Normal">        &lt;div class="producto"&gt;</text:p>
      <text:p text:style-name="Normal">            &lt;img src="scr/Pelo.png" alt="Pestañas Pelo a Pelo"&gt;</text:p>
      <text:p text:style-name="Normal">            &lt;h3&gt;Pestañas Pelo a Pelo&lt;/h3&gt;</text:p>
      <text:p text:style-name="Normal">            &lt;p&gt;Extensiones con efecto natural.&lt;/p&gt;</text:p>
      <text:p text:style-name="Normal">        &lt;/div&gt;</text:p>
      <text:p text:style-name="Normal">    &lt;/section&gt;</text:p>
      <text:p text:style-name="Normal"/>
      <text:soft-page-break/>
      <text:p text:style-name="Normal">    &lt;section class="tabla-precios"&gt;</text:p>
      <text:p text:style-name="Normal">        &lt;h3&gt;Lista de Precios&lt;/h3&gt;</text:p>
      <text:p text:style-name="Normal">        &lt;table&gt;</text:p>
      <text:p text:style-name="Normal">            &lt;tr&gt;</text:p>
      <text:p text:style-name="Normal">                &lt;th&gt;Producto&lt;/th&gt;&lt;th&gt;Duración&lt;/th&gt;&lt;th&gt;Precio&lt;/th&gt;</text:p>
      <text:p text:style-name="Normal">            &lt;/tr&gt;</text:p>
      <text:p text:style-name="Normal">            &lt;tr&gt;</text:p>
      <text:p text:style-name="Normal">                &lt;td&gt;Pestañas Efecto Foxy&lt;/td&gt;&lt;td&gt;4 semanas&lt;/td&gt;&lt;td&gt;€60&lt;/td&gt;</text:p>
      <text:p text:style-name="Normal">            &lt;/tr&gt;</text:p>
      <text:p text:style-name="Normal">            &lt;tr&gt;</text:p>
      <text:p text:style-name="Normal">                &lt;td&gt;Pestañas Volumen Brasileño&lt;/td&gt;&lt;td&gt;4 semanas&lt;/td&gt;&lt;td&gt;€70&lt;/td&gt;</text:p>
      <text:p text:style-name="Normal">            &lt;/tr&gt;</text:p>
      <text:p text:style-name="Normal">            &lt;tr&gt;</text:p>
      <text:p text:style-name="Normal">                &lt;td&gt;Pestañas Volumen 5D&lt;/td&gt;&lt;td&gt;4 semanas&lt;/td&gt;&lt;td&gt;€70&lt;/td&gt;</text:p>
      <text:p text:style-name="Normal">            &lt;/tr&gt;</text:p>
      <text:p text:style-name="Normal">            &lt;tr&gt;</text:p>
      <text:p text:style-name="Normal">                &lt;td&gt;Pestañas Volumen Pelo a Pelo&lt;/td&gt; &lt;td&gt;4 semanas&lt;/td&gt;&lt;td&gt;€70&lt;/td&gt;</text:p>
      <text:p text:style-name="Normal">            &lt;/tr&gt;</text:p>
      <text:p text:style-name="Normal">        &lt;/table&gt;</text:p>
      <text:p text:style-name="Normal">    &lt;/section&gt;</text:p>
      <text:p text:style-name="Normal">   <text:s/></text:p>
      <text:p text:style-name="Normal">&lt;p&gt;¿Lista para realzar tu mirada? Reserva tu cita con nosotros.&lt;/p&gt;</text:p>
      <text:p text:style-name="Normal">&lt;a href="contacto.html" class="boton"&gt;Reservar Ahora&lt;/a&gt;</text:p>
      <text:p text:style-name="Normal"/>
      <text:p text:style-name="Normal">&lt;/body&gt;</text:p>
      <text:p text:style-name="Normal">&lt;/html&gt;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ria villazón</meta:initial-creator>
    <dc:creator>maria villazón</dc:creator>
    <meta:creation-date>2025-03-11T14:50:00Z</meta:creation-date>
    <dc:date>2025-03-11T14:50:00Z</dc:date>
    <meta:template xlink:href="Normal" xlink:type="simple"/>
    <meta:editing-cycles>1</meta:editing-cycles>
    <meta:editing-duration>PT0S</meta:editing-duration>
    <meta:document-statistic meta:page-count="4" meta:paragraph-count="7" meta:word-count="552" meta:character-count="3581" meta:row-count="25" meta:non-whitespace-character-count="3036"/>
  </office:meta>
</office:document-meta>
</file>